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note">
      <style:text-properties fo:language="en" fo:country="US" officeooo:paragraph-rsid="001711d8"/>
    </style:style>
    <style:style style:name="P3" style:family="paragraph" style:parent-style-name="Standard">
      <style:text-properties officeooo:rsid="0017ebf6" officeooo:paragraph-rsid="0017ebf6"/>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language="en" fo:country="US" officeooo:paragraph-rsid="00171099"/>
    </style:style>
    <style:style style:name="P8" style:family="paragraph" style:parent-style-name="Standard">
      <style:text-properties fo:language="en" fo:country="US" officeooo:paragraph-rsid="00171099"/>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71099"/>
    </style:style>
    <style:style style:name="P11" style:family="paragraph" style:parent-style-name="Standard">
      <style:text-properties officeooo:paragraph-rsid="0010a9f2"/>
    </style:style>
    <style:style style:name="P12" style:family="paragraph" style:parent-style-name="Standard">
      <style:text-properties officeooo:rsid="0015c462" officeooo:paragraph-rsid="0015c462"/>
    </style:style>
    <style:style style:name="P13" style:family="paragraph" style:parent-style-name="Standard">
      <style:text-properties officeooo:paragraph-rsid="00171099"/>
    </style:style>
    <style:style style:name="P14" style:family="paragraph" style:parent-style-name="note">
      <style:text-properties fo:language="en" fo:country="US"/>
    </style:style>
    <style:style style:name="P15" style:family="paragraph" style:parent-style-name="note">
      <style:text-properties fo:language="en" fo:country="US" officeooo:paragraph-rsid="001711d8"/>
    </style:style>
    <style:style style:name="P16" style:family="paragraph" style:parent-style-name="Default_5f_ntt">
      <style:text-properties fo:language="en" fo:country="US"/>
    </style:style>
    <style:style style:name="P17" style:family="paragraph" style:parent-style-name="Default_5f_ntt">
      <style:text-properties fo:language="en" fo:country="US" fo:font-style="normal" style:font-style-asian="normal" style:font-style-complex="normal"/>
    </style:style>
    <style:style style:name="P18" style:family="paragraph" style:parent-style-name="Default_5f_ntt">
      <style:text-properties fo:language="en" fo:country="US" officeooo:paragraph-rsid="00171099"/>
    </style:style>
    <style:style style:name="P19" style:family="paragraph" style:parent-style-name="cmd_5f_root">
      <style:text-properties officeooo:paragraph-rsid="001711d8"/>
    </style:style>
    <style:style style:name="P20" style:family="paragraph" style:parent-style-name="scpi1">
      <style:text-properties officeooo:rsid="0013f3f4" officeooo:paragraph-rsid="0013f3f4"/>
    </style:style>
    <style:style style:name="P21" style:family="paragraph" style:parent-style-name="Standard">
      <style:text-properties fo:language="en" fo:country="US"/>
    </style:style>
    <style:style style:name="P22" style:family="paragraph" style:parent-style-name="Standard">
      <style:text-properties fo:language="en" fo:country="US" fo:background-color="transparent"/>
    </style:style>
    <style:style style:name="P23" style:family="paragraph" style:parent-style-name="Standard">
      <style:text-properties fo:language="en" fo:country="US" officeooo:paragraph-rsid="001c2dd2" fo:background-color="transparent"/>
    </style:style>
    <style:style style:name="P24" style:family="paragraph" style:parent-style-name="Standard">
      <style:text-properties fo:language="en" fo:country="US" officeooo:paragraph-rsid="001d6593" fo:background-color="transparent"/>
    </style:style>
    <style:style style:name="P25" style:family="paragraph" style:parent-style-name="Standard">
      <style:paragraph-properties fo:text-align="center" style:justify-single-word="false"/>
      <style:text-properties fo:language="en" fo:country="US"/>
    </style:style>
    <style:style style:name="P26" style:family="paragraph" style:parent-style-name="Standard">
      <style:text-properties officeooo:rsid="0017ebf6" officeooo:paragraph-rsid="0017ebf6"/>
    </style:style>
    <style:style style:name="P27" style:family="paragraph" style:parent-style-name="Standard">
      <style:paragraph-properties fo:text-align="center" style:justify-single-word="false"/>
    </style:style>
    <style:style style:name="P28" style:family="paragraph" style:parent-style-name="Standard">
      <style:text-properties officeooo:paragraph-rsid="001b5628"/>
    </style:style>
    <style:style style:name="P29" style:family="paragraph" style:parent-style-name="cmd_5f_root">
      <style:text-properties officeooo:paragraph-rsid="001ae951"/>
    </style:style>
    <style:style style:name="P30" style:family="paragraph" style:parent-style-name="Heading_20_2" style:master-page-name="First_20_Page">
      <style:paragraph-properties style:page-number="auto"/>
    </style:style>
    <style:style style:name="P31" style:family="paragraph" style:parent-style-name="cmd_5f_code">
      <style:text-properties officeooo:paragraph-rsid="00171099"/>
    </style:style>
    <style:style style:name="P32" style:family="paragraph" style:parent-style-name="Default_5f_ntt">
      <style:text-properties fo:language="en" fo:country="US"/>
    </style:style>
    <style:style style:name="P33" style:family="paragraph" style:parent-style-name="Default_5f_ntt">
      <style:text-properties fo:language="en" fo:country="US" fo:font-style="normal" style:font-style-asian="normal" style:font-style-complex="normal"/>
    </style:style>
    <style:style style:name="P34" style:family="paragraph" style:parent-style-name="List_20_1">
      <style:text-properties fo:language="en" fo:country="US"/>
    </style:style>
    <style:style style:name="P35" style:family="paragraph" style:parent-style-name="List_20_1_20_Start">
      <style:text-properties fo:language="en" fo:country="US"/>
    </style:style>
    <style:style style:name="P36" style:family="paragraph" style:parent-style-name="List_20_1_20_End">
      <style:text-properties fo:language="en" fo:country="US"/>
    </style:style>
    <style:style style:name="P37" style:family="paragraph" style:parent-style-name="Heading_20_3">
      <style:text-properties officeooo:paragraph-rsid="001711d8"/>
    </style:style>
    <style:style style:name="P38" style:family="paragraph" style:parent-style-name="Heading_20_3">
      <style:text-properties officeooo:paragraph-rsid="00171099"/>
    </style:style>
    <style:style style:name="P39" style:family="paragraph" style:parent-style-name="note">
      <style:text-properties fo:language="en" fo:country="US" officeooo:paragraph-rsid="001711d8"/>
    </style:style>
    <style:style style:name="P40" style:family="paragraph" style:parent-style-name="note">
      <style:text-properties officeooo:paragraph-rsid="001c2dd2"/>
    </style:style>
    <style:style style:name="P41" style:family="paragraph" style:parent-style-name="scpi1">
      <style:text-properties officeooo:paragraph-rsid="001865ba"/>
    </style:style>
    <style:style style:name="P42" style:family="paragraph" style:parent-style-name="cmd_5f_code_20_Start">
      <style:text-properties officeooo:paragraph-rsid="00171099"/>
    </style:style>
    <style:style style:name="T1" style:family="text">
      <style:text-properties officeooo:rsid="0013ab75"/>
    </style:style>
    <style:style style:name="T2" style:family="text">
      <style:text-properties officeooo:rsid="0015c462"/>
    </style:style>
    <style:style style:name="T3" style:family="text">
      <style:text-properties officeooo:rsid="0013ab75"/>
    </style:style>
    <style:style style:name="T4" style:family="text">
      <style:text-properties officeooo:rsid="0015c462"/>
    </style:style>
    <style:style style:name="T5" style:family="text">
      <style:text-properties style:font-name="Courier New" fo:font-size="10.5pt"/>
    </style:style>
    <style:style style:name="T6" style:family="text">
      <style:text-properties fo:language="en" fo:country="US"/>
    </style:style>
    <style:style style:name="T7" style:family="text">
      <style:text-properties fo:language="en" fo:country="US" fo:background-color="transparent" loext:char-shading-value="0"/>
    </style:style>
    <style:style style:name="T8" style:family="text">
      <style:text-properties fo:language="en" fo:country="US" officeooo:rsid="001d2c5a"/>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officeooo:rsid="0010a9f2"/>
    </style:style>
    <style:style style:name="T12" style:family="text">
      <style:text-properties fo:color="#0066cc" style:font-name="Arial1" fo:font-size="11pt" fo:font-weight="bold" officeooo:rsid="0010a9f2" style:font-name-asian="Droid Sans Fallback" style:font-size-asian="14pt" style:font-weight-asian="bold" style:font-name-complex="DejaVu Sans" style:font-size-complex="14pt" style:font-weight-complex="bold"/>
    </style:style>
    <style:style style:name="T13" style:family="text">
      <style:text-properties officeooo:rsid="001711d8"/>
    </style:style>
    <style:style style:name="T14" style:family="text">
      <style:text-properties officeooo:rsid="001865ba"/>
    </style:style>
    <style:style style:name="T15" style:family="text">
      <style:text-properties officeooo:rsid="001ae951"/>
    </style:style>
    <style:style style:name="T16" style:family="text">
      <style:text-properties officeooo:rsid="001b5628"/>
    </style:style>
    <style:style style:name="T17" style:family="text">
      <style:text-properties officeooo:rsid="001c2dd2"/>
    </style:style>
  </office:automatic-styles>
  <office:body>
    <office:text text:use-soft-page-breaks="true">
      <office:forms form:automatic-focus="false" form:apply-design-mode="false"/>
      <text:tracked-changes>
        <text:changed-region xml:id="ct43257648" text:id="ct43257648">
          <text:insertion>
            <office:change-info>
              <dc:creator>Denis Kotlar</dc:creator>
              <dc:date>2016-05-20T12:20:00</dc:date>
            </office:change-info>
          </text:insertion>
        </text:changed-region>
        <text:changed-region xml:id="ct42458128" text:id="ct42458128">
          <text:deletion>
            <office:change-info>
              <dc:creator>Denis Kotlar</dc:creator>
              <dc:date>2016-05-20T12:19:00</dc:date>
            </office:change-info>
            <text:p text:style-name="P1"><text:span text:style-name="T1">, remote sense</text:span></text:p>
          </text:deletion>
        </text:changed-region>
        <text:changed-region xml:id="ct42695984" text:id="ct42695984">
          <text:insertion>
            <office:change-info>
              <dc:creator>Denis Kotlar</dc:creator>
              <dc:date>2016-05-22T09:31:00</dc:date>
            </office:change-info>
          </text:insertion>
        </text:changed-region>
        <text:changed-region xml:id="ct43262000" text:id="ct43262000">
          <text:deletion>
            <office:change-info>
              <dc:creator>Denis Kotlar</dc:creator>
              <dc:date>2016-05-22T09:31:00</dc:date>
            </office:change-info>
            <text:p text:style-name="Standard"><text:span text:style-name="T2">Enables </text:span></text:p>
          </text:deletion>
        </text:changed-region>
        <text:changed-region xml:id="ct42950656" text:id="ct42950656">
          <text:deletion>
            <office:change-info>
              <dc:creator>Denis Kotlar</dc:creator>
              <dc:date>2016-05-22T09:31:00</dc:date>
            </office:change-info>
            <text:p text:style-name="Standard">output </text:p>
          </text:deletion>
        </text:changed-region>
        <text:changed-region xml:id="ct42947568" text:id="ct42947568">
          <text:deletion>
            <office:change-info>
              <dc:creator>Denis Kotlar</dc:creator>
              <dc:date>2016-05-22T09:31:00</dc:date>
            </office:change-info>
            <text:p text:style-name="Standard">(s)</text:p>
          </text:deletion>
        </text:changed-region>
        <text:changed-region xml:id="ct42948256" text:id="ct42948256">
          <text:insertion>
            <office:change-info>
              <dc:creator>Denis Kotlar</dc:creator>
              <dc:date>2016-05-22T09:31:00</dc:date>
            </office:change-info>
          </text:insertion>
        </text:changed-region>
        <text:changed-region xml:id="ct42239408" text:id="ct42239408">
          <text:insertion>
            <office:change-info>
              <dc:creator>Denis Kotlar</dc:creator>
              <dc:date>2016-05-22T09:30:00</dc:date>
            </office:change-info>
          </text:insertion>
        </text:changed-region>
        <text:changed-region xml:id="ct43257248" text:id="ct43257248">
          <text:insertion>
            <office:change-info>
              <dc:creator>Denis Kotlar</dc:creator>
              <dc:date>2016-05-22T09:31:00</dc:date>
            </office:change-info>
          </text:insertion>
        </text:changed-region>
        <text:changed-region xml:id="ct42952688" text:id="ct42952688">
          <text:insertion>
            <office:change-info>
              <dc:creator>Denis Kotlar</dc:creator>
              <dc:date>2016-05-22T09:30:00</dc:date>
            </office:change-info>
          </text:insertion>
        </text:changed-region>
        <text:changed-region xml:id="ct42490544" text:id="ct42490544">
          <text:insertion>
            <office:change-info>
              <dc:creator>Denis Kotlar</dc:creator>
              <dc:date>2016-05-19T16:23:00</dc:date>
            </office:change-info>
          </text:insertion>
        </text:changed-region>
        <text:changed-region xml:id="ct42491424" text:id="ct42491424">
          <text:deletion>
            <office:change-info>
              <dc:creator>Denis Kotlar</dc:creator>
              <dc:date>2016-05-22T09:45:00</dc:date>
            </office:change-info>
            <text:p text:style-name="P2">OUTPut:SENSe</text:p>
          </text:deletion>
        </text:changed-region>
        <text:changed-region xml:id="ct42674016" text:id="ct42674016">
          <text:insertion>
            <office:change-info>
              <dc:creator>Denis Kotlar</dc:creator>
              <dc:date>2016-05-22T09:46:00</dc:date>
            </office:change-info>
          </text:insertion>
        </text:changed-region>
        <text:changed-region xml:id="ct43301344" text:id="ct43301344">
          <text:insertion>
            <office:change-info>
              <dc:creator>Denis Kotlar</dc:creator>
              <dc:date>2016-05-22T09:46:00</dc:date>
            </office:change-info>
          </text:insertion>
        </text:changed-region>
        <text:changed-region xml:id="ct43301664" text:id="ct43301664">
          <text:deletion>
            <office:change-info>
              <dc:creator>Denis Kotlar</dc:creator>
              <dc:date>2016-05-22T09:46:00</dc:date>
            </office:change-info>
            <text:p text:style-name="P3">OUTPut:SENSe</text:p>
          </text:deletion>
        </text:changed-region>
        <text:changed-region xml:id="ct42236080" text:id="ct42236080">
          <text:insertion>
            <office:change-info>
              <dc:creator>Denis Kotlar</dc:creator>
              <dc:date>2016-05-22T09:32:00</dc:date>
            </office:change-info>
          </text:insertion>
        </text:changed-region>
        <text:changed-region xml:id="ct42472368" text:id="ct42472368">
          <text:insertion>
            <office:change-info>
              <dc:creator>Denis Kotlar</dc:creator>
              <dc:date>2016-05-22T09:32:00</dc:date>
            </office:change-info>
          </text:insertion>
        </text:changed-region>
        <text:changed-region xml:id="ct42477552" text:id="ct42477552">
          <text:insertion>
            <office:change-info>
              <dc:creator>Denis Kotlar</dc:creator>
              <dc:date>2016-05-22T09:32:00</dc:date>
            </office:change-info>
          </text:insertion>
        </text:changed-region>
        <text:changed-region xml:id="ct64482064" text:id="ct64482064">
          <text:insertion>
            <office:change-info>
              <dc:creator>Denis Kotlar</dc:creator>
              <dc:date>2016-05-22T09:32:00</dc:date>
            </office:change-info>
          </text:insertion>
        </text:changed-region>
        <text:changed-region xml:id="ct64049424" text:id="ct64049424">
          <text:insertion>
            <office:change-info>
              <dc:creator>Denis Kotlar</dc:creator>
              <dc:date>2016-05-22T10:07:00</dc:date>
            </office:change-info>
          </text:insertion>
        </text:changed-region>
        <text:changed-region xml:id="ct43275120" text:id="ct43275120">
          <text:insertion>
            <office:change-info>
              <dc:creator>Denis Kotlar</dc:creator>
              <dc:date>2016-05-22T09:32:00</dc:date>
            </office:change-info>
          </text:insertion>
        </text:changed-region>
        <text:changed-region xml:id="ct42145040" text:id="ct42145040">
          <text:insertion>
            <office:change-info>
              <dc:creator>Denis Kotlar</dc:creator>
              <dc:date>2016-05-22T09:32:00</dc:date>
            </office:change-info>
          </text:insertion>
        </text:changed-region>
        <text:changed-region xml:id="ct64517616" text:id="ct64517616">
          <text:insertion>
            <office:change-info>
              <dc:creator>Denis Kotlar</dc:creator>
              <dc:date>2016-05-22T09:32:00</dc:date>
            </office:change-info>
          </text:insertion>
        </text:changed-region>
        <text:changed-region xml:id="ct60864208" text:id="ct60864208">
          <text:insertion>
            <office:change-info>
              <dc:creator>Denis Kotlar</dc:creator>
              <dc:date>2016-05-22T09:32:00</dc:date>
            </office:change-info>
          </text:insertion>
        </text:changed-region>
        <text:changed-region xml:id="ct63845056" text:id="ct63845056">
          <text:insertion>
            <office:change-info>
              <dc:creator>Denis Kotlar</dc:creator>
              <dc:date>2016-05-22T09:32:00</dc:date>
            </office:change-info>
          </text:insertion>
        </text:changed-region>
        <text:changed-region xml:id="ct43724384" text:id="ct43724384">
          <text:insertion>
            <office:change-info>
              <dc:creator>Denis Kotlar</dc:creator>
              <dc:date>2016-05-22T09:32:00</dc:date>
            </office:change-info>
          </text:insertion>
        </text:changed-region>
        <text:changed-region xml:id="ct43302192" text:id="ct43302192">
          <text:insertion>
            <office:change-info>
              <dc:creator>Denis Kotlar</dc:creator>
              <dc:date>2016-05-22T09:32:00</dc:date>
            </office:change-info>
          </text:insertion>
        </text:changed-region>
        <text:changed-region xml:id="ct43414064" text:id="ct43414064">
          <text:insertion>
            <office:change-info>
              <dc:creator>Denis Kotlar</dc:creator>
              <dc:date>2016-05-22T09:32:00</dc:date>
            </office:change-info>
          </text:insertion>
        </text:changed-region>
        <text:changed-region xml:id="ct62039360" text:id="ct62039360">
          <text:insertion>
            <office:change-info>
              <dc:creator>Denis Kotlar</dc:creator>
              <dc:date>2016-05-22T09:32:00</dc:date>
            </office:change-info>
          </text:insertion>
        </text:changed-region>
        <text:changed-region xml:id="ct60328240" text:id="ct60328240">
          <text:insertion>
            <office:change-info>
              <dc:creator>Denis Kotlar</dc:creator>
              <dc:date>2016-05-22T09:32:00</dc:date>
            </office:change-info>
          </text:insertion>
        </text:changed-region>
        <text:changed-region xml:id="ct43413408" text:id="ct43413408">
          <text:insertion>
            <office:change-info>
              <dc:creator>Denis Kotlar</dc:creator>
              <dc:date>2016-05-22T09:32:00</dc:date>
            </office:change-info>
          </text:insertion>
        </text:changed-region>
        <text:changed-region xml:id="ct42662192" text:id="ct42662192">
          <text:insertion>
            <office:change-info>
              <dc:creator>Denis Kotlar</dc:creator>
              <dc:date>2016-05-22T09:32:00</dc:date>
            </office:change-info>
          </text:insertion>
        </text:changed-region>
        <text:changed-region xml:id="ct62077008" text:id="ct62077008">
          <text:insertion>
            <office:change-info>
              <dc:creator>Denis Kotlar</dc:creator>
              <dc:date>2016-05-22T10:04:00</dc:date>
            </office:change-info>
          </text:insertion>
        </text:changed-region>
        <text:changed-region xml:id="ct43452864" text:id="ct43452864">
          <text:deletion>
            <office:change-info>
              <dc:creator>Denis Kotlar</dc:creator>
              <dc:date>2016-05-19T16:23:00</dc:date>
            </office:change-info>
            <text:list xml:id="list8623670637242303897" text:style-name="Outline">
              <text:list-item>
                <text:list>
                  <text:list-item>
                    <text:list>
                      <text:list-item>
                        <text:h text:style-name="Heading_20_3" text:outline-level="3">OUTPut:SENS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OUTPut:SENSe {&lt;bool&gt;} [, &lt;channel&gt;]</text:p>
                  <text:p text:style-name="cmd_5f_root">OUTPut:SENSe? [&lt;channel&gt;]</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5">This command enables or disables remote sensing on the specified output channel(s). </text:p>
                  <text:p text:style-name="P5">The enabled state is ON (1); the disabled state is OFF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5">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4765480197389000025" text:style-name="List_20_1">
                    <text:list-item>
                      <text:p text:style-name="List_20_1_20_Start">Turn on/off Sense1+/Sense1- indicators (LED_S1+, LED_S1- or TLC5925 Out5 and Out4) and sense relay K_S1 (TLC5925 Out1) when CH1 is selected</text:p>
                    </text:list-item>
                    <text:list-item>
                      <text:p text:style-name="List_20_1_20_End">Turn on/off Sense2+/Sense2- indicators (LED_S2+, LED_S2- or TLC5925 Out12 and Out11) and sense relay K_S2 (TLC5925 Out14) when CH2 is selected</text:p>
                    </text:list-item>
                  </text:list>
                  <text:p text:style-name="note">Remote sensing has no effect during CC (Constant Current) operation. Sense+/Sense- indicators <text:span text:style-name="T6">(LED_S1+, LED_S1-, LED_S2+, LED_S2-) </text:span>will not be affected if output state is off (OUTPut OFF command).</text:p>
                </table:table-cell>
                <table:covered-table-cell/>
                <table:covered-table-cell/>
                <table:covered-table-cell/>
              </table:table-row>
              <table:table-row>
                <table:table-cell table:style-name="Table155.A1" table:number-rows-spanned="3" office:value-type="string">
                  <text:p text:style-name="P1">Parameters</text:p>
                </table:table-cell>
                <table:table-cell table:style-name="Table155.B3" office:value-type="string">
                  <text:p text:style-name="P6">Name</text:p>
                </table:table-cell>
                <table:table-cell table:style-name="Table155.B3" office:value-type="string">
                  <text:p text:style-name="P6">Type</text:p>
                </table:table-cell>
                <table:table-cell table:style-name="Table155.B3" office:value-type="string">
                  <text:p text:style-name="P6">Range</text:p>
                </table:table-cell>
                <table:table-cell table:style-name="Table155.B3" office:value-type="string">
                  <text:p text:style-name="P6">Default</text:p>
                </table:table-cell>
              </table:table-row>
              <table:table-row>
                <table:covered-table-cell/>
                <table:table-cell table:style-name="Table155.A1" office:value-type="string">
                  <text:p text:style-name="Standard">&lt;bool&gt;</text:p>
                </table:table-cell>
                <table:table-cell table:style-name="Table155.A1" office:value-type="string">
                  <text:p text:style-name="P9">Discrete</text:p>
                </table:table-cell>
                <table:table-cell table:style-name="Table155.A1" office:value-type="string">
                  <text:p text:style-name="P9">ON|OFF|0|1</text:p>
                </table:table-cell>
                <table:table-cell table:style-name="Table155.A1" office:value-type="string">
                  <text:p text:style-name="P9">OFF</text:p>
                </table:table-cell>
              </table:table-row>
              <table:table-row>
                <table:covered-table-cell/>
                <table:table-cell table:style-name="Table155.A1" office:value-type="string">
                  <text:p text:style-name="Standard">&lt;channel&gt;</text:p>
                </table:table-cell>
                <table:table-cell table:style-name="Table155.A1" office:value-type="string">
                  <text:p text:style-name="P9">Discrete</text:p>
                </table:table-cell>
                <table:table-cell table:style-name="Table155.A1" office:value-type="string">
                  <text:p text:style-name="P9">CH1|CH2</text:p>
                </table:table-cell>
                <table:table-cell table:style-name="Table155.A1" office:value-type="string">
                  <text:p text:style-name="P9">–</text:p>
                </table:table-cell>
              </table:table-row>
              <table:table-row>
                <table:table-cell table:style-name="Table155.A1" office:value-type="string">
                  <text:p text:style-name="P17">Return</text:p>
                </table:table-cell>
                <table:table-cell table:style-name="Table155.A1" table:number-columns-spanned="4" office:value-type="string">
                  <text:p text:style-name="P5">The query command returns 0 if the remote sense is OFF, and 1 if the remote sense is ON.</text:p>
                </table:table-cell>
                <table:covered-table-cell/>
                <table:covered-table-cell/>
                <table:covered-table-cell/>
              </table:table-row>
              <table:table-row>
                <table:table-cell table:style-name="Table155.A1" office:value-type="string">
                  <text:p text:style-name="P16"><text:span text:style-name="T9">Usage</text:span><text:span text:style-name="T10"> </text:span><text:span text:style-name="T9">example</text:span></text:p>
                </table:table-cell>
                <table:table-cell table:style-name="Table155.A1" table:number-columns-spanned="4" office:value-type="string">
                  <text:p text:style-name="cmd_5f_code">OUTP:SENS ON, CH2</text:p>
                  <text:p text:style-name="cmd_5f_code">OUTP:SENS? CH2</text:p>
                  <text:p text:style-name="cmd_5f_code_20_Start">1</text:p>
                </table:table-cell>
                <table:covered-table-cell/>
                <table:covered-table-cell/>
                <table:covered-table-cell/>
              </table:table-row>
              <table:table-row>
                <table:table-cell table:style-name="Table155.A1" office:value-type="string">
                  <text:p text:style-name="P16">Errors</text:p>
                </table:table-cell>
                <table:table-cell table:style-name="Table155.A1" table:number-columns-spanned="4" office:value-type="string">
                  <text:p text:style-name="cmd_5f_code">302,"Option not installed<text:span text:style-name="T5">"</text:span></text:p>
                </table:table-cell>
                <table:covered-table-cell/>
                <table:covered-table-cell/>
                <table:covered-table-cell/>
              </table:table-row>
              <table:table-row>
                <table:table-cell table:style-name="Table155.A1" office:value-type="string">
                  <text:p text:style-name="P16">Related Commands</text:p>
                </table:table-cell>
                <table:table-cell table:style-name="Table155.A1" table:number-columns-spanned="4" office:value-type="string">
                  <text:p text:style-name="Standard">*TST</text:p>
                  <text:p text:style-name="Standard">OUTPut:[:STATe]</text:p>
                </table:table-cell>
                <table:covered-table-cell/>
                <table:covered-table-cell/>
                <table:covered-table-cell/>
              </table:table-row>
            </table:table>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1034217201587" text:continue-list="list8623670637242303897" text:style-name="Outline">
        <text:list-item>
          <text:list>
            <text:list-item>
              <text:h text:style-name="P30" text:outline-level="2">OUTPut</text:h>
            </text:list-item>
          </text:list>
        </text:list-item>
      </text:list>
      <text:p text:style-name="P1">The OUTPut subsystem controls the output, power-on, protection<text:change-start text:change-id="ct43257648"/> <text:span text:style-name="T1">reset</text:span><text:change-end text:change-id="ct43257648"/><text:change text:change-id="ct42458128"/>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text:change-start text:change-id="ct42695984"/><text:span text:style-name="T2">Controls </text:span><text:change-end text:change-id="ct42695984"/><text:change text:change-id="ct43262000"/>the specified <text:change text:change-id="ct42950656"/>channel<text:change text:change-id="ct42947568"/><text:change-start text:change-id="ct42948256"/> <text:span text:style-name="T2">output state</text:span><text:change-end text:change-id="ct42948256"/></text:p>
          </table:table-cell>
        </table:table-row>
        <table:table-row>
          <table:table-cell table:style-name="Table27.A2" office:value-type="string">
            <text:p text:style-name="P20"><text:change-start text:change-id="ct42239408"/><text:a xlink:type="simple" xlink:href="#outp_dpr" text:style-name="Internet_20_link" text:visited-style-name="Visited_20_Internet_20_Link">:DPRog {&lt;bool&gt;}</text:a><text:change-end text:change-id="ct42239408"/></text:p>
          </table:table-cell>
          <table:table-cell table:style-name="Table27.A2" office:value-type="string">
            <text:p text:style-name="P12"><text:change-start text:change-id="ct43257248"/>Controls<text:change-end text:change-id="ct43257248"/><text:change-start text:change-id="ct42952688"/> down-programmer circuit<text:change-end text:change-id="ct42952688"/></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P41"><text:span text:style-name="T14">:SENSe</text:span></text:p>
          </table:table-cell>
          <table:table-cell table:style-name="Table27.A2" office:value-type="string">
            <text:p text:style-name="P11">Enables the remote sense function of the channel<text:change-start text:change-id="ct42490544"/> <text:span text:style-name="T11">(obsolete, see [SOURce[&lt;n&gt;]</text:span><text:span text:style-name="T12">]:</text:span><text:span text:style-name="T11">VOLTage:SENSe[:SOURce])</text:span><text:change-end text:change-id="ct42490544"/></text:p>
          </table:table-cell>
        </table:table-row>
      </table:table>
      <text:p text:style-name="P1"/>
      <text:list xml:id="list101032490992812"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5">This command enables or disables the specified output channel(s). The enabled state is ON (1); the disabled state is OFF (0). The state of a disabled output is a condition of zero output voltage and zero source current.</text:p>
            <text:p text:style-name="P5">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5">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101032552637539" text:continue-list="list4765480197389000025" text:style-name="List_20_1">
              <text:list-item>
                <text:p text:style-name="List_20_1_20_Start">Turn on/off Out1+/Out1- green indicators (LED_O1+, LED_O1- or TLC5925 Out7 and Out3) when CH1 is selected </text:p>
              </text:list-item>
              <text:list-item>
                <text:p text:style-name="List_20_1_20_End">Turn on/off Out2+/Out2- indicators (LED_O2+, LED_O2- or TLC5925 Out13 and Out10) when CH2 is selected</text:p>
              </text:list-item>
            </text:list>
            <text:p text:style-name="Standard">Execution of the OUTP ON command on the channel with tripped one or more protection (OCP, OVP, OPP or OTP) will generate error 201. Use <text:span text:style-name="T6">OUTPut:PROTection:CLEar command to clear all tripped protections.</text:span></text:p>
            <text:p text:style-name="P1"/>
            <text:p text:style-name="P2">This command also affects Sense+/Sense- indicators (LED_S1+, LED_S1-, LED_S2+, LED_S2-) controlled by the <text:change text:change-id="ct42491424"/><text:change-start text:change-id="ct42674016"/><text:span text:style-name="T13">[SOURce:]VOLTage:SENSe[:SOURce]</text:span><text:change-end text:change-id="ct42674016"/>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6">Name</text:p>
          </table:table-cell>
          <table:table-cell table:style-name="Table77.B3" office:value-type="string">
            <text:p text:style-name="P6">Type</text:p>
          </table:table-cell>
          <table:table-cell table:style-name="Table77.B3" office:value-type="string">
            <text:p text:style-name="P6">Range</text:p>
          </table:table-cell>
          <table:table-cell table:style-name="Table77.B3" office:value-type="string">
            <text:p text:style-name="P6">Default</text:p>
          </table:table-cell>
        </table:table-row>
        <table:table-row>
          <table:covered-table-cell/>
          <table:table-cell table:style-name="Table77.A1" office:value-type="string">
            <text:p text:style-name="Standard">&lt;bool&gt;</text:p>
          </table:table-cell>
          <table:table-cell table:style-name="Table77.A1" office:value-type="string">
            <text:p text:style-name="P9">Discrete</text:p>
          </table:table-cell>
          <table:table-cell table:style-name="Table77.A1" office:value-type="string">
            <text:p text:style-name="P9">ON|OFF|0|1</text:p>
          </table:table-cell>
          <table:table-cell table:style-name="Table77.A1" office:value-type="string">
            <text:p text:style-name="P9">–</text:p>
          </table:table-cell>
        </table:table-row>
        <table:table-row>
          <table:covered-table-cell/>
          <table:table-cell table:style-name="Table77.A1" office:value-type="string">
            <text:p text:style-name="Standard">&lt;channel&gt;</text:p>
          </table:table-cell>
          <table:table-cell table:style-name="Table77.A1" office:value-type="string">
            <text:p text:style-name="P9">Discrete</text:p>
          </table:table-cell>
          <table:table-cell table:style-name="Table77.A1" office:value-type="string">
            <text:p text:style-name="P9">CH1|CH2</text:p>
          </table:table-cell>
          <table:table-cell table:style-name="Table77.A1" office:value-type="string">
            <text:p text:style-name="P9">–</text:p>
          </table:table-cell>
        </table:table-row>
        <table:table-row>
          <table:table-cell table:style-name="Table77.A1" office:value-type="string">
            <text:p text:style-name="P17">Return</text:p>
          </table:table-cell>
          <table:table-cell table:style-name="Table77.A1" table:number-columns-spanned="4" office:value-type="string">
            <text:p text:style-name="P5">The query command returns 0 if the output is OFF, and 1 if the output is ON.</text:p>
          </table:table-cell>
          <table:covered-table-cell/>
          <table:covered-table-cell/>
          <table:covered-table-cell/>
        </table:table-row>
        <table:table-row>
          <table:table-cell table:style-name="Table77.A1" office:value-type="string">
            <text:p text:style-name="P16"><text:span text:style-name="T9">Usage</text:span><text:span text:style-name="T10"> </text:span><text:span text:style-name="T9">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16">Errors</text:p>
          </table:table-cell>
          <table:table-cell table:style-name="Table77.A1" table:number-columns-spanned="4" office:value-type="string">
            <text:p text:style-name="cmd_5f_code">108,"Cal output disabled<text:span text:style-name="T5">"</text:span></text:p>
            <text:p text:style-name="cmd_5f_code">201,"Cannot execute before clearing protection<text:span text:style-name="T5">"</text:span></text:p>
          </table:table-cell>
          <table:covered-table-cell/>
          <table:covered-table-cell/>
          <table:covered-table-cell/>
        </table:table-row>
        <table:table-row>
          <table:table-cell table:style-name="Table77.A1" office:value-type="string">
            <text:p text:style-name="P16">Related Commands</text:p>
          </table:table-cell>
          <table:table-cell table:style-name="Table77.A1" table:number-columns-spanned="4" office:value-type="string">
            <text:p text:style-name="Standard">*TST</text:p>
            <text:p text:style-name="P1">OUTPut:PROTection:CLEar</text:p>
            <text:p text:style-name="P3"><text:change-start text:change-id="ct43301344"/>[SOURce:]VOLTage:SENSe[:SOURce]<text:change-end text:change-id="ct43301344"/><text:change text:change-id="ct43301664"/></text:p>
          </table:table-cell>
          <table:covered-table-cell/>
          <table:covered-table-cell/>
          <table:covered-table-cell/>
        </table:table-row>
      </table:table>
      <text:list xml:id="list101033024337131" text:continue-list="list101032490992812" text:style-name="Outline">
        <text:list-item>
          <text:list>
            <text:list-item>
              <text:list>
                <text:list-item>
                  <text:h text:style-name="P37" text:outline-level="3"><text:bookmark text:name="outp_dpr"/><text:change-start text:change-id="ct42236080"/><text:soft-page-break/>OUTPut:<text:span text:style-name="T13">DPRog</text:span><text:change-end text:change-id="ct42236080"/></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8"><text:change-start text:change-id="ct42472368"/>Syntax<text:change-end text:change-id="ct42472368"/></text:p>
          </table:table-cell>
          <table:table-cell table:style-name="Table81.A1" table:number-columns-spanned="4" office:value-type="string">
            <text:p text:style-name="P19"><text:change-start text:change-id="ct42477552"/><text:span text:style-name="T13">OUTPut:DPRog</text:span> {&lt;bool&gt;}</text:p>
            <text:p text:style-name="P29"><text:span text:style-name="T13">OUTPut:DPRog</text:span>?<text:change-end text:change-id="ct42477552"/></text:p>
          </table:table-cell>
          <table:covered-table-cell/>
          <table:covered-table-cell/>
          <table:covered-table-cell/>
        </table:table-row>
        <table:table-row>
          <table:table-cell table:style-name="Table81.A1" office:value-type="string">
            <text:p text:style-name="P8"><text:change-start text:change-id="ct64482064"/>Description<text:change-end text:change-id="ct64482064"/></text:p>
          </table:table-cell>
          <table:table-cell table:style-name="Table81.A1" table:number-columns-spanned="4" office:value-type="string">
            <text:p text:style-name="P23"><text:change-start text:change-id="ct64049424"/>A down-programmer is a circuit built into the <text:span text:style-name="T17">channel’s </text:span>output of a PSU that actively pulls the output voltage down when the <text:span text:style-name="T17">PSU’s channel</text:span> is moving from a higher setting to a lower setting.</text:p>
            <text:p text:style-name="P23">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4">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23"/>
            <text:p text:style-name="P40"><text:span text:style-name="T6">Despite of the down-programmer state programmed by this command, it will be deactivated when the channel output is turned off (i.e. OUTPut[:STATe] OFF or ). When the channel output is turned on again, down-programmer will </text:span><text:span text:style-name="T8">be set back to the </text:span><text:span text:style-name="T6">state programmed with this command.</text:span><text:change-end text:change-id="ct64049424"/></text:p>
          </table:table-cell>
          <table:covered-table-cell/>
          <table:covered-table-cell/>
          <table:covered-table-cell/>
        </table:table-row>
        <table:table-row>
          <table:table-cell table:style-name="Table81.A1" table:number-rows-spanned="2" office:value-type="string">
            <text:p text:style-name="P8"><text:change-start text:change-id="ct43275120"/>Parameters<text:change-end text:change-id="ct43275120"/></text:p>
          </table:table-cell>
          <table:table-cell table:style-name="Table81.B3" office:value-type="string">
            <text:p text:style-name="P7"><text:change-start text:change-id="ct42145040"/>Name<text:change-end text:change-id="ct42145040"/></text:p>
          </table:table-cell>
          <table:table-cell table:style-name="Table81.B3" office:value-type="string">
            <text:p text:style-name="P7"><text:change-start text:change-id="ct64517616"/>Type<text:change-end text:change-id="ct64517616"/></text:p>
          </table:table-cell>
          <table:table-cell table:style-name="Table81.B3" office:value-type="string">
            <text:p text:style-name="P7"><text:change-start text:change-id="ct60864208"/>Range<text:change-end text:change-id="ct60864208"/></text:p>
          </table:table-cell>
          <table:table-cell table:style-name="Table81.B3" office:value-type="string">
            <text:p text:style-name="P7"><text:change-start text:change-id="ct63845056"/>Default<text:change-end text:change-id="ct63845056"/></text:p>
          </table:table-cell>
        </table:table-row>
        <table:table-row>
          <table:covered-table-cell/>
          <table:table-cell table:style-name="Table81.A1" office:value-type="string">
            <text:p text:style-name="P13"><text:change-start text:change-id="ct43724384"/>&lt;bool&gt;<text:change-end text:change-id="ct43724384"/></text:p>
          </table:table-cell>
          <table:table-cell table:style-name="Table81.A1" office:value-type="string">
            <text:p text:style-name="P10"><text:change-start text:change-id="ct43302192"/>Discrete<text:change-end text:change-id="ct43302192"/></text:p>
          </table:table-cell>
          <table:table-cell table:style-name="Table81.A1" office:value-type="string">
            <text:p text:style-name="P10"><text:change-start text:change-id="ct43414064"/>ON|OFF|0|1<text:change-end text:change-id="ct43414064"/></text:p>
          </table:table-cell>
          <table:table-cell table:style-name="Table81.A1" office:value-type="string">
            <text:p text:style-name="P10"><text:change-start text:change-id="ct62039360"/>O<text:span text:style-name="T15">N</text:span><text:change-end text:change-id="ct62039360"/></text:p>
          </table:table-cell>
        </table:table-row>
        <table:table-row>
          <table:table-cell table:style-name="Table81.A1" office:value-type="string">
            <text:p text:style-name="P18"><text:change-start text:change-id="ct60328240"/><text:span text:style-name="T9">Usage</text:span><text:span text:style-name="T10"> </text:span><text:span text:style-name="T9">example</text:span><text:change-end text:change-id="ct60328240"/></text:p>
          </table:table-cell>
          <table:table-cell table:style-name="Table81.A1" table:number-columns-spanned="4" office:value-type="string">
            <text:p text:style-name="P31"><text:change-start text:change-id="ct43413408"/><text:span text:style-name="T16">OUTP:DPR?</text:span></text:p>
            <text:p text:style-name="P42">1<text:change-end text:change-id="ct43413408"/></text:p>
          </table:table-cell>
          <table:covered-table-cell/>
          <table:covered-table-cell/>
          <table:covered-table-cell/>
        </table:table-row>
        <table:table-row>
          <table:table-cell table:style-name="Table81.A1" office:value-type="string">
            <text:p text:style-name="P18"><text:change-start text:change-id="ct42662192"/>Related Commands<text:change-end text:change-id="ct42662192"/></text:p>
          </table:table-cell>
          <table:table-cell table:style-name="Table81.A1" table:number-columns-spanned="4" office:value-type="string">
            <text:p text:style-name="P28"><text:change-start text:change-id="ct62077008"/><text:span text:style-name="T16">OUTPut[:STATe]</text:span><text:change-end text:change-id="ct62077008"/></text:p>
          </table:table-cell>
          <table:covered-table-cell/>
          <table:covered-table-cell/>
          <table:covered-table-cell/>
        </table:table-row>
      </table:table>
      <text:list xml:id="list101032445330826" text:continue-numbering="true" text:style-name="Outline">
        <text:list-item>
          <text:list>
            <text:list-item>
              <text:list>
                <text:list-item>
                  <text:h text:style-name="P38"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Standard"><text:span text:style-name="T6">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7">Section 3.3.2</text:span></text:a><text:span text:style-name="T6">). The PSU can works in one of the three output modes: </text:span></text:p>
            <text:list xml:id="list101033648992823" text:continue-list="list101032552637539" text:style-name="List_20_1">
              <text:list-item>
                <text:p text:style-name="P35">CV (Constant Voltage), when the output voltage equals the voltage setting value and the output current is determined by the load</text:p>
              </text:list-item>
              <text:list-item>
                <text:p text:style-name="P34">CC (Constant Current), when the output current equals the current setting value and the output voltage is determined by the load and</text:p>
              </text:list-item>
              <text:list-item>
                <text:p text:style-name="P36">UR (Unregulated) that is critical mode between CV and CC modes that could be noticed when the output voltage is close to the one end of the full scale (i.e. somewhere below 2V and above 48V for the 50V model that depends of the connected load).</text:p>
              </text:list-item>
            </text:list>
            <text:p text:style-name="P14">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6">Name</text:p>
          </table:table-cell>
          <table:table-cell table:style-name="Table164.B3" office:value-type="string">
            <text:p text:style-name="P6">Type</text:p>
          </table:table-cell>
          <table:table-cell table:style-name="Table164.B3" office:value-type="string">
            <text:p text:style-name="P6">Range</text:p>
          </table:table-cell>
          <table:table-cell table:style-name="Table164.B3" office:value-type="string">
            <text:p text:style-name="P6">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9">Discrete</text:p>
          </table:table-cell>
          <table:table-cell table:style-name="Table164.A1" office:value-type="string">
            <text:p text:style-name="P9">CH1|CH2</text:p>
          </table:table-cell>
          <table:table-cell table:style-name="Table164.A1" office:value-type="string">
            <text:p text:style-name="P9">–</text:p>
          </table:table-cell>
        </table:table-row>
        <table:table-row>
          <table:table-cell table:style-name="Table164.A1" office:value-type="string">
            <text:p text:style-name="P17">Return</text:p>
          </table:table-cell>
          <table:table-cell table:style-name="Table164.A1" table:number-columns-spanned="4" office:value-type="string">
            <text:p text:style-name="P5">The query returns CV, CC or UR.</text:p>
          </table:table-cell>
          <table:covered-table-cell/>
          <table:covered-table-cell/>
          <table:covered-table-cell/>
        </table:table-row>
        <table:table-row>
          <table:table-cell table:style-name="Table164.A1" office:value-type="string">
            <text:p text:style-name="P16"><text:span text:style-name="T9">Usage</text:span><text:span text:style-name="T10"> </text:span><text:span text:style-name="T9">example</text:span></text:p>
          </table:table-cell>
          <table:table-cell table:style-name="Table164.A1" table:number-columns-spanned="4" office:value-type="string">
            <text:p text:style-name="Standard">Set output voltage to 20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ext:soft-page-break/>
        <table:table-row>
          <table:table-cell table:style-name="Table164.A1" office:value-type="string">
            <text:p text:style-name="P16">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16">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01032350465287" text:continue-list="list101032445330826"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5">This command clears the latched protection status that disables the output when an over-voltage, over-current or a power-limit condition is detected.</text:p>
            <text:p text:style-name="P5">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6">Name</text:p>
          </table:table-cell>
          <table:table-cell table:style-name="Table28.B3" office:value-type="string">
            <text:p text:style-name="P6">Type</text:p>
          </table:table-cell>
          <table:table-cell table:style-name="Table28.B3" office:value-type="string">
            <text:p text:style-name="P6">Range</text:p>
          </table:table-cell>
          <table:table-cell table:style-name="Table28.B3" office:value-type="string">
            <text:p text:style-name="P6">Default</text:p>
          </table:table-cell>
        </table:table-row>
        <table:table-row>
          <table:covered-table-cell/>
          <table:table-cell table:style-name="Table28.A1" office:value-type="string">
            <text:p text:style-name="Standard">&lt;channel&gt;</text:p>
          </table:table-cell>
          <table:table-cell table:style-name="Table28.A1" office:value-type="string">
            <text:p text:style-name="P9">Discrete</text:p>
          </table:table-cell>
          <table:table-cell table:style-name="Table28.A1" office:value-type="string">
            <text:p text:style-name="P9">CH1|CH2</text:p>
          </table:table-cell>
          <table:table-cell table:style-name="Table28.A1" office:value-type="string">
            <text:p text:style-name="P9">–</text:p>
          </table:table-cell>
        </table:table-row>
        <table:table-row>
          <table:table-cell table:style-name="Table28.A1" office:value-type="string">
            <text:p text:style-name="P17">Return</text:p>
          </table:table-cell>
          <table:table-cell table:style-name="Table28.A1" table:number-columns-spanned="4" office:value-type="string">
            <text:p text:style-name="P5">None</text:p>
          </table:table-cell>
          <table:covered-table-cell/>
          <table:covered-table-cell/>
          <table:covered-table-cell/>
        </table:table-row>
        <table:table-row>
          <table:table-cell table:style-name="Table28.A1" office:value-type="string">
            <text:p text:style-name="P16"><text:span text:style-name="T9">Usage</text:span><text:span text:style-name="T10"> </text:span><text:span text:style-name="T9">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16">Related Commands</text:p>
          </table:table-cell>
          <table:table-cell table:style-name="Table28.A1" table:number-columns-spanned="4" office:value-type="string">
            <text:p text:style-name="Standard"/>
          </table:table-cell>
          <table:covered-table-cell/>
          <table:covered-table-cell/>
          <table:covered-table-cell/>
        </table:table-row>
      </table:table>
      <text:list xml:id="list101032634698646" text:continue-numbering="true" text:style-name="Outline">
        <text:list-item>
          <text:list>
            <text:list-item>
              <text:list>
                <text:list-item>
                  <text:h text:style-name="Heading_20_3" text:outline-level="3"><text:change text:change-id="ct43452864"/></text:h>
                </text:list-item>
              </text:list>
            </text:list-item>
          </text:list>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6.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6. OUTPut</dc:title>
    <meta:document-statistic meta:table-count="6" meta:image-count="0" meta:object-count="0" meta:page-count="4" meta:paragraph-count="137" meta:word-count="775" meta:character-count="5127" meta:non-whitespace-character-count="4493"/>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